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5000000D16AE5AAE237046C5F.png" manifest:media-type="image/png"/>
  <manifest:file-entry manifest:full-path="Pictures/10000000000001F6000000CB6DAFF44102A029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cd6" officeooo:paragraph-rsid="00193cd6"/>
    </style:style>
    <style:style style:name="P2" style:family="paragraph" style:parent-style-name="Standard">
      <style:text-properties officeooo:rsid="001a39ad" officeooo:paragraph-rsid="001a39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TM + 100</text:p>
      <text:p text:style-name="P1"/>
      <text:p text:style-name="P1"><draw:frame draw:style-name="fr1" draw:name="Image1" text:anchor-type="paragraph" svg:width="5.2291in" svg:height="2.1146in" draw:z-index="0"><draw:image xlink:href="Pictures/10000000000001F6000000CB6DAFF44102A0290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STM + CRF + 100</text:p>
      <text:p text:style-name="P1"/>
      <text:p text:style-name="P1"><draw:frame draw:style-name="fr1" draw:name="Image2" text:anchor-type="paragraph" svg:width="5.7189in" svg:height="2.1772in" draw:z-index="1"><draw:image xlink:href="Pictures/1000000000000225000000D16AE5AAE237046C5F.png" xlink:type="simple" xlink:show="embed" xlink:actuate="onLoad" loext:mime-type="image/x-vclgraphic"/></draw:frame></text:p>
      <text:p text:style-name="P2">CNN + LSTM + CRF (100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6:30:49.183066340</meta:creation-date>
    <dc:date>2019-07-28T18:32:45.103828806</dc:date>
    <meta:editing-duration>PT1M35S</meta:editing-duration>
    <meta:editing-cycles>1</meta:editing-cycles>
    <meta:document-statistic meta:table-count="0" meta:image-count="2" meta:object-count="0" meta:page-count="1" meta:paragraph-count="3" meta:word-count="14" meta:character-count="48" meta:non-whitespace-character-count="37"/>
    <meta:generator>LibreOffice/6.0.7.3$Linux_X86_64 LibreOffice_project/00m0$Build-3</meta:generator>
  </office:meta>
</office:document-meta>
</file>